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ay’s De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A2]*[.B2]" office:value-type="float" office:value="0.16" calcext:value-type="float">
            <text:p>0.16</text:p>
          </table:table-cell>
          <table:table-cell table:number-columns-repeated="2"/>
          <table:table-cell table:formula="of:=[.C2]" office:value-type="float" office:value="0.16" calcext:value-type="float">
            <text:p>0.16</text:p>
          </table:table-cell>
          <table:table-cell table:style-name="Default" table:formula="of:=[.C2]*100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UK requests long extension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formula="of:=1-[.C2]" office:value-type="float" office:value="0.84" calcext:value-type="float">
            <text:p>0.8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5"/>
          <table:table-cell table:style-name="Default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8]*[.B8]*[.C8]*[.D8]" office:value-type="float" office:value="0.0336" calcext:value-type="float">
            <text:p>0.0336</text:p>
          </table:table-cell>
          <table:table-cell table:style-name="Default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[.A9]*[.B9]*[.C9]*[.D9]*[.E9]" office:value-type="float" office:value="0.075264" calcext:value-type="float">
            <text:p>0.075264</text:p>
          </table:table-cell>
          <table:table-cell table:style-name="Default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A10]*[.B10]*[.C10]*[.D10]*[.E10]" office:value-type="float" office:value="0.024192" calcext:value-type="float">
            <text:p>0.024192</text:p>
          </table:table-cell>
          <table:table-cell table:style-name="Default"/>
        </table:table-row>
        <table:table-row table:style-name="ro1">
          <table:table-cell table:number-columns-repeated="5"/>
          <table:table-cell table:formula="of:=SUM([.F8:.F10])" office:value-type="float" office:value="0.133056" calcext:value-type="float">
            <text:p>0.133056</text:p>
          </table:table-cell>
          <table:table-cell table:formula="of:=[.F11]*100" office:value-type="float" office:value="13.3056" calcext:value-type="float">
            <text:p>13</text:p>
          </table:table-cell>
        </table:table-row>
        <table:table-row table:style-name="ro1">
          <table:table-cell office:value-type="string" calcext:value-type="string">
            <text:p>General Election</text:p>
          </table:table-cell>
          <table:table-cell table:number-columns-repeated="6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3]*[.B13]" office:value-type="float" office:value="0.168" calcext:value-type="float">
            <text:p>0.168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14]*[.B14]*[.C14]*[.D14]*[.E14]" office:value-type="float" office:value="0.01344" calcext:value-type="float">
            <text:p>0.01344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5]*[.B15]*[.C15]*[.D15]" office:value-type="float" office:value="0.14112" calcext:value-type="float">
            <text:p>0.14112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A16]*[.B16]*[.C16]*[.D16]*[.E16]" office:value-type="float" office:value="0.008064" calcext:value-type="float">
            <text:p>0.008064</text:p>
          </table:table-cell>
          <table:table-cell/>
        </table:table-row>
        <table:table-row table:style-name="ro1">
          <table:table-cell table:number-columns-repeated="5"/>
          <table:table-cell table:formula="of:=SUM([.F13:.F16])" office:value-type="float" office:value="0.330624" calcext:value-type="float">
            <text:p>0.330624</text:p>
          </table:table-cell>
          <table:table-cell table:formula="of:=[.F17]*100" office:value-type="float" office:value="33.0624" calcext:value-type="float">
            <text:p>33</text:p>
          </table:table-cell>
        </table:table-row>
        <table:table-row table:style-name="ro1">
          <table:table-cell office:value-type="string" calcext:value-type="string">
            <text:p>People’s Vote</text:p>
          </table:table-cell>
          <table:table-cell table:number-columns-repeated="6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19]*[.B19]*[.C19]*[.D19]*[.E19]" office:value-type="float" office:value="0.01344" calcext:value-type="float">
            <text:p>0.01344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0]*[.B20]*[.C20]*[.D20]" office:value-type="float" office:value="0.14112" calcext:value-type="float">
            <text:p>0.14112</text:p>
          </table:table-cell>
          <table:table-cell/>
        </table:table-row>
        <table:table-row table:style-name="ro1">
          <table:table-cell table:number-columns-repeated="5"/>
          <table:table-cell table:formula="of:=SUM([.F19:.F20])" office:value-type="float" office:value="0.15456" calcext:value-type="float">
            <text:p>0.15456</text:p>
          </table:table-cell>
          <table:table-cell table:formula="of:=[.F21]*100" office:value-type="float" office:value="15.456" calcext:value-type="float">
            <text:p>15</text:p>
          </table:table-cell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6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[.A23]*[.B23]*[.C23]*[.D23]*[.E23]" office:value-type="float" office:value="0.00672" calcext:value-type="float">
            <text:p>0.00672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A24]*[.B24]*[.C24]*[.D24]*[.E24]" office:value-type="float" office:value="0.008064" calcext:value-type="float">
            <text:p>0.008064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[.A25]*[.B25]*[.C25]*[.D25]*[.E25]" office:value-type="float" office:value="0.018816" calcext:value-type="float">
            <text:p>0.018816</text:p>
          </table:table-cell>
          <table:table-cell/>
        </table:table-row>
        <table:table-row table:style-name="ro1">
          <table:table-cell table:number-columns-repeated="5"/>
          <table:table-cell table:formula="of:=SUM([.F23:.F25])" office:value-type="float" office:value="0.0336" calcext:value-type="float">
            <text:p>0.0336</text:p>
          </table:table-cell>
          <table:table-cell table:formula="of:=[.F26]*100" office:value-type="float" office:value="3.36" calcext:value-type="float">
            <text:p>3</text:p>
          </table:table-cell>
        </table:table-row>
        <table:table-row table:style-name="ro1">
          <table:table-cell office:value-type="string" calcext:value-type="string">
            <text:p>Stay until 2020</text:p>
          </table:table-cell>
          <table:table-cell table:number-columns-repeated="6"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8]*[.B28]*[.C28]*[.D28]" office:value-type="float" office:value="0.09408" calcext:value-type="float">
            <text:p>0.09408</text:p>
          </table:table-cell>
          <table:table-cell/>
        </table:table-row>
        <table:table-row table:style-name="ro1">
          <table:table-cell table:formula="of:=[.C5]"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9]*[.B29]*[.C29]*[.D29]" office:value-type="float" office:value="0.09408" calcext:value-type="float">
            <text:p>0.09408</text:p>
          </table:table-cell>
          <table:table-cell/>
        </table:table-row>
        <table:table-row table:style-name="ro1">
          <table:table-cell table:number-columns-repeated="5"/>
          <table:table-cell table:formula="of:=SUM([.F28:.F29])" office:value-type="float" office:value="0.18816" calcext:value-type="float">
            <text:p>0.18816</text:p>
          </table:table-cell>
          <table:table-cell table:formula="of:=[.F30]*100" office:value-type="float" office:value="18.816" calcext:value-type="float">
            <text:p>19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formula="of:=[.F2]+[.F11]+[.F17]+[.F21]+[.F26]+[.F30]" office:value-type="float" office:value="1" calcext:value-type="float">
            <text:p>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15T10:08:56.577231502</meta:creation-date>
    <meta:generator>LibreOffice/6.2.0.3$MacOSX_X86_64 LibreOffice_project/98c6a8a1c6c7b144ce3cc729e34964b47ce25d62</meta:generator>
    <dc:date>2019-03-15T11:11:00.198162171</dc:date>
    <dc:creator>Jon Worth</dc:creator>
    <meta:editing-duration>PT11M20S</meta:editing-duration>
    <meta:editing-cycles>2</meta:editing-cycles>
    <meta:document-statistic meta:table-count="1" meta:cell-count="100" meta:object-count="0"/>
  </office:meta>
</office:document-meta>
</file>